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Cache.getCacheMap( String cacheID , boolean createIfMiss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LevelCache.ClassLevel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LevelCache.getCacheMap( String cach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Cache.setCacheObject( String cacheID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Cache.getCacheObject( String cach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Cache.get( String majorKey , String minor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evelCache.put( String cacheID , String minor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evelCache.clear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Cache.getCache( Class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